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balance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Default" office:value-type="string" table:number-columns-spanned="2" table:number-rows-spanned="1">
            <text:p>Add record every 9.30pm</text:p>
          </table:table-cell>
          <table:covered-table-cell/>
          <table:table-cell table:number-columns-repeated="2"/>
        </table:table-row>
        <table:table-row table:style-name="ro1">
          <table:table-cell table:style-name="Default" office:value-type="string">
            <text:p>date</text:p>
          </table:table-cell>
          <table:table-cell office:value-type="string">
            <text:p>balance</text:p>
          </table:table-cell>
          <table:table-cell/>
          <table:table-cell office:value-type="string">
            <text:p>remark</text:p>
          </table:table-cell>
        </table:table-row>
        <table:table-row table:style-name="ro1">
          <table:table-cell office:value-type="date" office:date-value="2565-05-31">
            <text:p>31/05/65</text:p>
          </table:table-cell>
          <table:table-cell office:value-type="float" office:value="155.48">
            <text:p>155.48</text:p>
          </table:table-cell>
          <table:table-cell table:number-columns-repeated="2"/>
        </table:table-row>
        <table:table-row table:style-name="ro1">
          <table:table-cell office:value-type="date" office:date-value="1965-06-01">
            <text:p>01/06/65</text:p>
          </table:table-cell>
          <table:table-cell office:value-type="float" office:value="147.68">
            <text:p>147.68</text:p>
          </table:table-cell>
          <table:table-cell office:value-type="string">
            <text:p>Scalping</text:p>
          </table:table-cell>
          <table:table-cell office:value-type="string">
            <text:p>change stake amount</text:p>
          </table:table-cell>
        </table:table-row>
      </table:table>
      <table:table table:name="lost-pair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1">01/06/2022</text:date>, <text:time>21:2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31T21:30:57</meta:creation-date>
    <meta:generator>OpenOffice/4.1.11$Win32 OpenOffice.org_project/4111m1$Build-9808</meta:generator>
    <dc:date>2022-06-01T21:25:51.19</dc:date>
    <meta:editing-duration>PT2M49S</meta:editing-duration>
    <meta:editing-cycles>9</meta:editing-cycles>
    <meta:document-statistic meta:table-count="3" meta:cell-count="10" meta:object-count="0"/>
  </office:meta>
</office:document-meta>
</file>